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UIRRE AMASIFUEN KARIN RO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00804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7864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GUIRRE AMASIFUEN KARIN ROS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0080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89810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AMOS HUAMANI, EDE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2950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500804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06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9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878314</text:p>
          </table:table-cell>
          <table:table-cell table:style-name="Tabla2.D3" office:value-type="string">
            <text:p text:style-name="P23">7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3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00:06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